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6.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19L1252<text:tab/><text:tab/><text:tab/><text:s text:c="6"/></text:span><text:span text:style-name="T2">DSA LAB REPORT 9</text:span></text:p>
      <text:p text:style-name="P1"><text:span text:style-name="T3">Sehel Hassan </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5">Introduction:</text:span></text:p>
      <text:p text:style-name="P1"><text:span text:style-name="T6"><text:tab/><text:tab/></text:span></text:p>
      <text:p text:style-name="P1"><text:span text:style-name="T7"/></text:p>
      <text:p text:style-name="P1"><text:span text:style-name="T8">This weeks lab worked on the concept of Binary Search Trees. Binary Search Trees are a the type of trees where the elements larger than the root are stored in the right subtree and the elements smaller are stored in the left subtree. The leaves being being the nodes and the braches are how the parent nodes are connected to the child nodes. Each node parent may only have two children at the maximum while the whole tree may only have one root.</text:span><text:span text:style-name="T9"/></text:p>
      <text:p text:style-name="P1"><text:span text:style-name="T9"/></text:p>
      <text:p text:style-name="P1"><text:span text:style-name="T10">Objective:</text:span></text:p>
      <text:p text:style-name="P1"><text:span text:style-name="T11"><text:tab/><text:tab/></text:span></text:p>
      <text:p text:style-name="P1"><text:span text:style-name="T12"/></text:p>
      <text:p text:style-name="P1"><text:span text:style-name="T13">The objective is to create a Binary Search Tree by implementing the given class and then implementing the insert, print, and delete functions for it.</text:span><text:span text:style-name="T14"/></text:p>
      <text:p text:style-name="P1"><text:span text:style-name="T15">Procedure:</text:span></text:p>
      <text:p text:style-name="P1"><text:span text:style-name="T16"/></text:p>
      <text:p text:style-name="P1"><text:span text:style-name="T17">I used an iterative method for inserting the nodes with the condition that the nodes with the key smaller than root goes into the left subtree and with larger keys go to the right subtree. The Print function works by traversing the tree inorder which prints a sorted list of all the elements.Furthermore for delete there are three conditions where the node maybe a leaf node, may have either a left child or a right child, or it may have two children. I was able to satisfy the first two conditions.<text:tab/><text:tab/></text:span></text:p>
      <text:p text:style-name="P1"><text:span text:style-name="T18"/></text:p>
      <text:p text:style-name="P1"><text:span text:style-name="T18"/></text:p>
      <text:p text:style-name="P1"><text:span text:style-name="T19">Applications:</text:span></text:p>
      <text:p text:style-name="P1"><text:span text:style-name="T20"/></text:p>
      <text:p text:style-name="P1"><text:span text:style-name="T20"/></text:p>
      <text:p text:style-name="P1"><text:span text:style-name="T21">Binary Search Trees are the primary method of choice for most search engines for storing data and being easily able to search, add, and delete from the database. Such a method is a type of binary tree called the Binary Search Tree.</text:span></text:p>
      <text:p text:style-name="P1"><text:span text:style-name="T22"/></text:p>
      <text:p text:style-name="P1"><text:span text:style-name="T23"><text:tab/><text:tab/></text:span></text:p>
      <text:p text:style-name="P1"><text:span text:style-name="T24"><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